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none" fo:font-weight="normal" officeooo:rsid="002154be" officeooo:paragraph-rsid="00092bdb" style:font-size-asian="15.75pt" style:font-weight-asian="normal" style:font-size-complex="18pt" style:font-weight-complex="normal"/>
    </style:style>
    <style:style style:name="P2" style:family="paragraph" style:parent-style-name="Standard">
      <style:paragraph-properties fo:break-before="page"/>
      <style:text-properties fo:font-size="20pt" fo:font-weight="bold" officeooo:paragraph-rsid="00092bdb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20pt" style:text-underline-style="solid" style:text-underline-width="auto" style:text-underline-color="font-color" fo:font-weight="bold" officeooo:rsid="002154be" officeooo:paragraph-rsid="00092bdb" style:font-size-asian="17.5pt" style:font-weight-asian="bold" style:font-size-complex="20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154be"/>
    </style:style>
    <style:style style:name="T3" style:family="text">
      <style:text-properties officeooo:rsid="00238de5"/>
    </style:style>
    <style:style style:name="T4" style:family="text">
      <style:text-properties style:text-position="super 58%"/>
    </style:style>
    <style:style style:name="T5" style:family="text">
      <style:text-properties fo:color="#c9211e" loext:opacity="100%" style:text-underline-style="solid" style:text-underline-width="auto" style:text-underline-color="font-color" officeooo:rsid="002154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16"/><text:span text:style-name="T1"><text:s/></text:span><text:span text:style-name="T5">SQL <text:s text:c="3"/>ASSIGNMENT-2</text:span></text:p>
      <text:p text:style-name="P3"/>
      <text:p text:style-name="P1">1.Which field of the customers table is the primary key?</text:p>
      <text:p text:style-name="P1">--&gt;<text:span text:style-name="T3">Cnum</text:span></text:p>
      <text:p text:style-name="P1"/>
      <text:p text:style-name="P1">2.What is the 4<text:span text:style-name="T4">th</text:span> column of the customer table?</text:p>
      <text:p text:style-name="P1">--&gt;Rating</text:p>
      <text:p text:style-name="P1"/>
      <text:p text:style-name="P1">3.What is another word for row? For column?</text:p>
      <text:p text:style-name="P1">--&gt;<text:span text:style-name="T3">row-entity ,column-attributes</text:span></text:p>
      <text:p text:style-name="P1"/>
      <text:p text:style-name="P1">4.Why isn’t it possible to see the first five row of the table?</text:p>
      <text:p text:style-name="P1">--&gt;<text:span text:style-name="T3">because row will be in scattered(fragmented) inside database server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34:59.974409551</meta:creation-date>
    <dc:date>2023-09-11T23:37:19.928119662</dc:date>
    <meta:editing-duration>PT2M21S</meta:editing-duration>
    <meta:editing-cycles>1</meta:editing-cycles>
    <meta:document-statistic meta:table-count="0" meta:image-count="0" meta:object-count="0" meta:page-count="1" meta:paragraph-count="9" meta:word-count="59" meta:character-count="363" meta:non-whitespace-character-count="297"/>
    <meta:generator>LibreOffice/7.3.5.2$Linux_X86_64 LibreOffice_project/30$Build-2</meta:generator>
  </office:meta>
</office:document-meta>
</file>